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URIResolver.resolve( String href , String ba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letContextURIResolver.ServletContextURIResolver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URIResolver.resolveServletContextURI(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